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9fc" officeooo:paragraph-rsid="000fc9fc"/>
    </style:style>
    <style:style style:name="P2" style:family="paragraph" style:parent-style-name="Standard">
      <style:text-properties officeooo:paragraph-rsid="000fc9fc"/>
    </style:style>
    <style:style style:name="T1" style:family="text">
      <style:text-properties officeooo:rsid="000fc9fc"/>
    </style:style>
    <style:style style:name="T2" style:family="text">
      <style:text-properties fo:color="#000000" style:font-name="Monospace" fo:font-size="10pt" fo:background-color="#d4d4d4" loext:char-shading-value="0" style:font-size-asian="10pt"/>
    </style:style>
    <style:style style:name="T3" style:family="text">
      <style:text-properties fo:color="#000000" style:font-name="Monospace" fo:font-size="10pt" officeooo:rsid="000fc9fc" fo:background-color="#d4d4d4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/01/16</text:p>
      <text:p text:style-name="P2"><text:span text:style-name="T1">- factorisation polygone : </text:span><text:span text:style-name="T2">IntersectTools.</text:span><text:span text:style-name="T3">java</text:span></text:p>
      <text:p text:style-name="P2"><text:span text:style-name="T1">- instanceof dans </text:span><text:span text:style-name="T2">GameUniverseDefaultImpl.</text:span><text:span text:style-name="T3">java</text:span><text:span text:style-name="T1"> (tentative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quette Pierre</meta:initial-creator>
    <meta:creation-date>2016-01-04T17:19:18.389671883</meta:creation-date>
    <dc:date>2016-01-04T17:22:45.947528590</dc:date>
    <dc:creator>Hequette Pierre</dc:creator>
    <meta:editing-duration>PT3M28S</meta:editing-duration>
    <meta:editing-cycles>1</meta:editing-cycles>
    <meta:document-statistic meta:table-count="0" meta:image-count="0" meta:object-count="0" meta:page-count="1" meta:paragraph-count="3" meta:word-count="11" meta:character-count="111" meta:non-whitespace-character-count="103"/>
    <meta:generator>LibreOffice/4.3.3.2$Linux_X86_64 LibreOffice_project/430m0$Build-2</meta:generator>
  </office:meta>
</office:document-meta>
</file>